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6.85cm" fo:min-width="24.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16cm" fo:min-width="6.866cm" fo:padding-top="0.142cm" fo:padding-bottom="0.142cm" fo:padding-left="0.267cm" fo:padding-right="0.267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87cm" fo:min-width="6.82cm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6.798cm" fo:min-width="24.04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93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83cm"/>
    </style:style>
    <style:style style:name="gr14" style:family="graphic" style:parent-style-name="standard">
      <style:graphic-properties draw:stroke="none" svg:stroke-color="#000000" draw:fill="none" draw:fill-color="#ffffff" draw:textarea-vertical-align="top" fo:min-height="3.9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111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098cm" fo:min-width="7.74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628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8cm" fo:min-width="3.1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8cm" fo:min-width="2.74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72bf44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gr24" style:family="graphic" style:parent-style-name="standard">
      <style:graphic-properties draw:stroke="none" svg:stroke-color="#000000" draw:fill="none" draw:fill-color="#ffffff" fo:min-height="1.15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87cm" fo:min-width="5.5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72bf44" draw:textarea-horizontal-align="justify" draw:textarea-vertical-align="middle" draw:auto-grow-height="false" fo:min-height="0.87cm" fo:min-width="5.52cm" fo:padding-top="0.165cm" fo:padding-bottom="0.165cm" fo:padding-left="0.29cm" fo:padding-right="0.29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516cm" fo:min-width="6.866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507cm" fo:min-width="6.866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fo:min-height="0.75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98cm" fo:min-width="6.866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515cm" fo:min-width="6.866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506cm" fo:min-width="6.866cm" fo:padding-top="0.142cm" fo:padding-bottom="0.142cm" fo:padding-left="0.267cm" fo:padding-right="0.267cm"/>
    </style:style>
    <style:style style:name="gr34" style:family="graphic" style:parent-style-name="standard" style:list-style-name="L1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4.116cm" fo:min-width="6.866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525cm" fo:min-width="6.866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16cm" fo:min-width="6.866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816cm" fo:min-width="6.86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816cm" fo:min-width="6.866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fo:min-height="1.423cm"/>
    </style:style>
    <style:style style:name="co1" style:family="table-column">
      <style:table-column-properties style:column-width="4.476cm" style:use-optimal-column-width="false"/>
    </style:style>
    <style:style style:name="co2" style:family="table-column">
      <style:table-column-properties style:column-width="5.743cm" style:use-optimal-column-width="false"/>
    </style:style>
    <style:style style:name="co3" style:family="table-column">
      <style:table-column-properties style:column-width="3.711cm" style:use-optimal-column-width="false"/>
    </style:style>
    <style:style style:name="co4" style:family="table-column">
      <style:table-column-properties style:column-width="4.833cm" style:use-optimal-column-width="false"/>
    </style:style>
    <style:style style:name="co5" style:family="table-column">
      <style:table-column-properties style:column-width="3.71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2.435cm"/>
    </style:style>
    <style:style style:name="ro4" style:family="table-row">
      <style:table-row-properties style:row-height="1.009cm"/>
    </style:style>
    <style:style style:name="ro5" style:family="table-row">
      <style:table-row-properties style:row-height="1.013cm"/>
    </style:style>
    <style:style style:name="ce1" style:family="table-cell">
      <loext:graphic-properties draw:textarea-vertical-align="middle"/>
      <style:paragraph-properties fo:text-align="center"/>
      <style:text-properties fo:color="#ffffff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color="#0066b3" style:text-underline-style="solid" style:text-underline-width="auto" style:text-underline-color="font-color"/>
    </style:style>
    <style:style style:name="ce4" style:family="table-cell">
      <style:paragraph-properties fo:text-align="center" style:text-autospace="non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color="#0066b3" fo:font-size="12pt" style:text-underline-style="none" style:font-size-asian="12pt" style:font-size-complex="12pt"/>
    </style:style>
    <style:style style:name="P15" style:family="paragraph">
      <loext:graphic-properties draw:fill="none" draw:fill-color="#ffffff"/>
      <style:text-properties fo:color="#0066b3" fo:font-size="12pt" style:text-underline-style="none" style:font-size-asian="12pt" style:font-size-complex="12pt"/>
    </style:style>
    <style:style style:name="P16" style:family="paragraph">
      <style:text-properties fo:color="#0066b3" fo:font-size="12pt" style:font-size-asian="12pt" style:font-size-complex="12pt"/>
    </style:style>
    <style:style style:name="P17" style:family="paragraph">
      <loext:graphic-properties draw:fill="none" draw:fill-color="#ffffff"/>
      <style:text-properties fo:color="#0066b3" fo:font-size="12pt" style:font-size-asian="12pt" style:font-size-complex="12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0066b3" style:text-underline-style="solid" style:text-underline-width="auto" style:text-underline-color="font-color"/>
    </style:style>
    <style:style style:name="P21" style:family="paragraph">
      <loext:graphic-properties draw:fill-color="#b2b2b2"/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text-align="center" style:text-autospace="none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-color="#72bf44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72bf44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text-align="start"/>
    </style:style>
    <style:style style:name="P34" style:family="paragraph">
      <loext:graphic-properties draw:fill="solid" draw:fill-color="#7da7d8"/>
      <style:paragraph-properties fo:text-align="start"/>
    </style:style>
    <style:style style:name="P35" style:family="paragraph">
      <loext:graphic-properties draw:fill="solid" draw:fill-color="#cccccc"/>
      <style:paragraph-properties fo:text-align="center"/>
    </style:style>
    <style:style style:name="P3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66b3" fo:font-size="12pt" style:text-underline-style="none" style:font-size-asian="12pt" style:font-size-complex="12pt"/>
    </style:style>
    <style:style style:name="T5" style:family="text">
      <style:text-properties fo:color="#0066b3" fo:font-size="12pt" style:font-size-asian="12pt" style:font-size-complex="12pt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cm" svg:height="1.1cm" svg:x="10cm" svg:y="4cm">
          <draw:text-box>
            <text:p text:style-name="P2"><text:span text:style-name="T1">Login </text:span><text:span text:style-name="T1">as:</text:span></text:p>
          </draw:text-box>
        </draw:frame>
        <draw:custom-shape draw:style-name="gr3" draw:text-style-name="P4" draw:layer="layout" svg:width="0.3cm" svg:height="0.3cm" svg:x="1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cm" svg:height="0.3cm" svg:x="10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161cm" svg:height="0.878cm" svg:x="11.531cm" svg:y="5.638cm">
          <draw:text-box>
            <text:p text:style-name="P2"><text:span text:style-name="T1">Doctor</text:span></text:p>
          </draw:text-box>
        </draw:frame>
        <draw:frame draw:style-name="gr5" draw:text-style-name="P3" draw:layer="layout" svg:width="4.4cm" svg:height="0.962cm" svg:x="11.6cm" svg:y="7.038cm">
          <draw:text-box>
            <text:p text:style-name="P2"><text:span text:style-name="T1">Adminis</text:span><text:span text:style-name="T1">trator</text:span></text:p>
          </draw:text-box>
        </draw:frame>
        <draw:custom-shape draw:style-name="gr6" draw:text-style-name="P5" draw:layer="layout" svg:width="7.4cm" svg:height="1.1cm" svg:x="10.6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923cm" svg:height="0.806cm" svg:x="10.6cm" svg:y="9.2cm">
          <draw:text-box>
            <text:p text:style-name="P6"><text:span text:style-name="T2">Usernam</text:span><text:span text:style-name="T2">e:</text:span></text:p>
          </draw:text-box>
        </draw:frame>
        <draw:custom-shape draw:style-name="gr6" draw:text-style-name="P5" draw:layer="layout" svg:width="7.4cm" svg:height="1.1cm" svg:x="10.6cm" svg:y="12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818cm" svg:height="0.806cm" svg:x="10.6cm" svg:y="11.4cm">
          <draw:text-box>
            <text:p text:style-name="P6"><text:span text:style-name="T2">Passwor</text:span><text:span text:style-name="T2">d:</text:span></text:p>
          </draw:text-box>
        </draw:frame>
        <draw:custom-shape draw:style-name="gr7" draw:text-style-name="P9" draw:layer="layout" svg:width="7.4cm" svg:height="1.2cm" svg:x="10.6cm" svg:y="14.8cm">
          <text:p text:style-name="P8"><text:span text:style-name="T2">Logi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1cm" svg:height="0.1cm" svg:x="10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cm" svg:height="1.5cm" svg:x="2.5cm" svg:y="2.5cm">
          <draw:text-box>
            <text:p text:style-name="P11"><text:span text:style-name="T3">Welc</text:span><text:span text:style-name="T3">ome, </text:span><text:span text:style-name="T3">Dr. </text:span><text:span text:style-name="T3">Ho</text:span></text:p>
          </draw:text-box>
        </draw:frame>
        <draw:frame draw:style-name="gr11" draw:text-style-name="P7" draw:layer="layout" svg:width="4.3cm" svg:height="1cm" svg:x="2.8cm" svg:y="4.02cm">
          <draw:text-box>
            <text:p text:style-name="P13"><text:span text:style-name="T2">First </text:span><text:span text:style-name="T2">Name: </text:span><text:span text:style-name="T2">Bob</text:span></text:p>
          </draw:text-box>
        </draw:frame>
        <draw:frame draw:style-name="gr11" draw:text-style-name="P7" draw:layer="layout" svg:width="4.3cm" svg:height="1cm" svg:x="2.8cm" svg:y="5.02cm">
          <draw:text-box>
            <text:p text:style-name="P13"><text:span text:style-name="T2">Last </text:span><text:span text:style-name="T2">Name: </text:span><text:span text:style-name="T2">Ho</text:span></text:p>
          </draw:text-box>
        </draw:frame>
        <draw:frame draw:style-name="gr12" draw:text-style-name="P7" draw:layer="layout" svg:width="8.9cm" svg:height="1.18cm" svg:x="2.8cm" svg:y="5.92cm">
          <draw:text-box>
            <text:p text:style-name="P13"><text:span text:style-name="T2">Contact </text:span><text:span text:style-name="T2">Email: </text:span><text:span text:style-name="T2">john.ho</text:span><text:span text:style-name="T2">@email.</text:span><text:span text:style-name="T2">com</text:span></text:p>
          </draw:text-box>
        </draw:frame>
        <draw:frame draw:style-name="gr13" draw:text-style-name="P7" draw:layer="layout" svg:width="7.5cm" svg:height="1.08cm" svg:x="2.8cm" svg:y="6.92cm">
          <draw:text-box>
            <text:p text:style-name="P13"><text:span text:style-name="T2">Phone </text:span><text:span text:style-name="T2">Number: </text:span><text:span text:style-name="T2">555-555-</text:span><text:span text:style-name="T2">5555</text:span></text:p>
          </draw:text-box>
        </draw:frame>
        <draw:frame draw:style-name="gr11" draw:text-style-name="P7" draw:layer="layout" svg:width="4.3cm" svg:height="1cm" svg:x="2.8cm" svg:y="8cm">
          <draw:text-box>
            <text:p text:style-name="P13"><text:span text:style-name="T2">Home </text:span><text:span text:style-name="T2">Address:</text:span></text:p>
          </draw:text-box>
        </draw:frame>
        <draw:frame draw:style-name="gr14" draw:text-style-name="P7" draw:layer="layout" svg:width="8.8cm" svg:height="4.2cm" svg:x="2.8cm" svg:y="9cm">
          <draw:text-box>
            <text:p text:style-name="P13"><text:span text:style-name="T2">Street: </text:span><text:span text:style-name="T2">John </text:span><text:span text:style-name="T2">Street</text:span></text:p>
            <text:p text:style-name="P13"><text:span text:style-name="T2">Number: </text:span><text:span text:style-name="T2">555</text:span></text:p>
            <text:p text:style-name="P13"><text:span text:style-name="T2">Unit No. </text:span><text:span text:style-name="T2">(if </text:span><text:span text:style-name="T2">applicabl</text:span><text:span text:style-name="T2">e): N/A</text:span></text:p>
            <text:p text:style-name="P13"><text:span text:style-name="T2">City: </text:span><text:span text:style-name="T2">Waterloo</text:span></text:p>
            <text:p text:style-name="P13"><text:span text:style-name="T2">Province</text:span><text:span text:style-name="T2">/State: </text:span><text:span text:style-name="T2">ON</text:span></text:p>
            <text:p text:style-name="P13"><text:span text:style-name="T2">Country: </text:span><text:span text:style-name="T2">Canada</text:span></text:p>
            <text:p text:style-name="P13"><text:span text:style-name="T2">A1A 1A1</text:span></text:p>
          </draw:text-box>
        </draw:frame>
        <draw:frame draw:style-name="gr11" draw:text-style-name="P15" draw:layer="layout" svg:width="2.8cm" svg:height="1cm" svg:x="12.7cm" svg:y="4cm">
          <draw:text-box>
            <text:p text:style-name="P14"><text:span text:style-name="T4">Edit</text:span></text:p>
          </draw:text-box>
        </draw:frame>
        <draw:frame draw:style-name="gr11" draw:text-style-name="P17" draw:layer="layout" svg:width="2.8cm" svg:height="1cm" svg:x="12.7cm" svg:y="5cm">
          <draw:text-box>
            <text:p text:style-name="P16"><text:span text:style-name="T5">Edit</text:span></text:p>
          </draw:text-box>
        </draw:frame>
        <draw:frame draw:style-name="gr11" draw:text-style-name="P17" draw:layer="layout" svg:width="2.8cm" svg:height="1cm" svg:x="12.7cm" svg:y="6cm">
          <draw:text-box>
            <text:p text:style-name="P16"><text:span text:style-name="T5">Edit</text:span></text:p>
          </draw:text-box>
        </draw:frame>
        <draw:frame draw:style-name="gr11" draw:text-style-name="P17" draw:layer="layout" svg:width="2.8cm" svg:height="1cm" svg:x="12.7cm" svg:y="7.1cm">
          <draw:text-box>
            <text:p text:style-name="P16"><text:span text:style-name="T5">Edit</text:span></text:p>
          </draw:text-box>
        </draw:frame>
        <draw:frame draw:style-name="gr11" draw:text-style-name="P17" draw:layer="layout" svg:width="2.8cm" svg:height="1cm" svg:x="12.7cm" svg:y="8cm">
          <draw:text-box>
            <text:p text:style-name="P16"><text:span text:style-name="T5">Edit</text:span></text:p>
          </draw:text-box>
        </draw:frame>
        <draw:frame draw:style-name="standard" draw:layer="layout" svg:width="8.951cm" svg:height="7.998cm" svg:x="16.442cm" svg:y="3.98cm">
          <table:table table:template-name="bw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8"><text:span text:style-name="T6">Assigne</text:span><text:span text:style-name="T6">d </text:span><text:span text:style-name="T6">Patients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9">John Doe</text:p>
              </table:table-cell>
              <table:table-cell table:style-name="ce3">
                <text:p text:style-name="P20">View Record</text:p>
              </table:table-cell>
            </table:table-row>
            <table:table-row table:style-name="ro1">
              <table:table-cell table:style-name="ce2">
                <text:p text:style-name="P19">Bob Doe</text:p>
              </table:table-cell>
              <table:table-cell table:style-name="ce3">
                <text:p text:style-name="P20">View Record</text:p>
              </table:table-cell>
            </table:table-row>
            <table:table-row table:style-name="ro2">
              <table:table-cell table:style-name="ce2">
                <text:p text:style-name="P19">Henry Doe</text:p>
              </table:table-cell>
              <table:table-cell table:style-name="ce3">
                <text:p text:style-name="P20">View Record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cm" svg:height="1.5cm" svg:x="2.5cm" svg:y="2.5cm">
          <draw:text-box>
            <text:p text:style-name="P11"><text:span text:style-name="T3">John </text:span><text:span text:style-name="T3">Doe’</text:span><text:span text:style-name="T3">s </text:span><text:span text:style-name="T3">Reco</text:span><text:span text:style-name="T3">rd</text:span></text:p>
          </draw:text-box>
        </draw:frame>
        <draw:frame draw:style-name="standard" draw:layer="layout" svg:width="8.951cm" svg:height="7.998cm" svg:x="16.442cm" svg:y="3.98cm">
          <table:table table:template-name="bw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18"><text:span text:style-name="T6">Assigned Patients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19">John Doe</text:p>
              </table:table-cell>
              <table:table-cell table:style-name="ce3">
                <text:p text:style-name="P20">View Record</text:p>
              </table:table-cell>
            </table:table-row>
            <table:table-row table:style-name="ro1">
              <table:table-cell table:style-name="ce2">
                <text:p text:style-name="P19">Bob Doe</text:p>
              </table:table-cell>
              <table:table-cell table:style-name="ce3">
                <text:p text:style-name="P20">View Record</text:p>
              </table:table-cell>
            </table:table-row>
            <table:table-row table:style-name="ro2">
              <table:table-cell table:style-name="ce2">
                <text:p text:style-name="P19">Henry Doe</text:p>
              </table:table-cell>
              <table:table-cell table:style-name="ce3">
                <text:p text:style-name="P20">View Recor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7" draw:layer="layout" svg:width="4.3cm" svg:height="1cm" svg:x="2.7cm" svg:y="4cm">
          <draw:text-box>
            <text:p text:style-name="P13"><text:span text:style-name="T2">First </text:span><text:span text:style-name="T2">Name: </text:span><text:span text:style-name="T2">John</text:span></text:p>
          </draw:text-box>
        </draw:frame>
        <draw:frame draw:style-name="gr11" draw:text-style-name="P7" draw:layer="layout" svg:width="4.3cm" svg:height="1cm" svg:x="2.7cm" svg:y="5cm">
          <draw:text-box>
            <text:p text:style-name="P13"><text:span text:style-name="T2">Last </text:span><text:span text:style-name="T2">Name: </text:span><text:span text:style-name="T2">Doe</text:span></text:p>
          </draw:text-box>
        </draw:frame>
        <draw:frame draw:style-name="gr15" draw:text-style-name="P7" draw:layer="layout" svg:width="6.9cm" svg:height="1.361cm" svg:x="2.7cm" svg:y="5.82cm">
          <draw:text-box>
            <text:p text:style-name="P13"><text:span text:style-name="T2">Date of </text:span><text:span text:style-name="T2">Birth: </text:span><text:span text:style-name="T2">mm/dd/y</text:span><text:span text:style-name="T2">yyy</text:span></text:p>
          </draw:text-box>
        </draw:frame>
        <draw:frame draw:style-name="gr11" draw:text-style-name="P7" draw:layer="layout" svg:width="4.3cm" svg:height="1cm" svg:x="2.7cm" svg:y="7cm">
          <draw:text-box>
            <text:p text:style-name="P13"><text:span text:style-name="T2">Gender: </text:span><text:span text:style-name="T2">Male</text:span></text:p>
          </draw:text-box>
        </draw:frame>
        <draw:frame draw:style-name="gr11" draw:text-style-name="P7" draw:layer="layout" svg:width="4.3cm" svg:height="1cm" svg:x="2.7cm" svg:y="8cm">
          <draw:text-box>
            <text:p text:style-name="P13"><text:span text:style-name="T2">Height: </text:span><text:span text:style-name="T2">6’1”</text:span></text:p>
          </draw:text-box>
        </draw:frame>
        <draw:frame draw:style-name="gr15" draw:text-style-name="P7" draw:layer="layout" svg:width="8.9cm" svg:height="1.361cm" svg:x="2.7cm" svg:y="8.82cm">
          <draw:text-box>
            <text:p text:style-name="P13"><text:span text:style-name="T2">Contact </text:span><text:span text:style-name="T2">Email: </text:span><text:span text:style-name="T2">john.doe</text:span><text:span text:style-name="T2">@email.</text:span><text:span text:style-name="T2">com</text:span></text:p>
          </draw:text-box>
        </draw:frame>
        <draw:frame draw:style-name="gr15" draw:text-style-name="P7" draw:layer="layout" svg:width="7.5cm" svg:height="1.361cm" svg:x="2.7cm" svg:y="9.82cm">
          <draw:text-box>
            <text:p text:style-name="P13"><text:span text:style-name="T2">Phone </text:span><text:span text:style-name="T2">Number: </text:span><text:span text:style-name="T2">555-555-</text:span><text:span text:style-name="T2">5555</text:span></text:p>
          </draw:text-box>
        </draw:frame>
        <draw:frame draw:style-name="gr11" draw:text-style-name="P7" draw:layer="layout" svg:width="4.3cm" svg:height="1cm" svg:x="2.7cm" svg:y="11cm">
          <draw:text-box>
            <text:p text:style-name="P13"><text:span text:style-name="T2">Home </text:span><text:span text:style-name="T2">Address:</text:span></text:p>
          </draw:text-box>
        </draw:frame>
        <draw:frame draw:style-name="gr14" draw:text-style-name="P7" draw:layer="layout" svg:width="8.8cm" svg:height="4.2cm" svg:x="2.7cm" svg:y="12cm">
          <draw:text-box>
            <text:p text:style-name="P13"><text:span text:style-name="T2">Street: </text:span><text:span text:style-name="T2">John </text:span><text:span text:style-name="T2">Street</text:span></text:p>
            <text:p text:style-name="P13"><text:span text:style-name="T2">Number: </text:span><text:span text:style-name="T2">555</text:span></text:p>
            <text:p text:style-name="P13"><text:span text:style-name="T2">Unit No. </text:span><text:span text:style-name="T2">(if </text:span><text:span text:style-name="T2">applicabl</text:span><text:span text:style-name="T2">e): N/A</text:span></text:p>
            <text:p text:style-name="P13"><text:span text:style-name="T2">City: </text:span><text:span text:style-name="T2">Waterloo</text:span></text:p>
            <text:p text:style-name="P13"><text:span text:style-name="T2">Province</text:span><text:span text:style-name="T2">/State: </text:span><text:span text:style-name="T2">ON</text:span></text:p>
            <text:p text:style-name="P13"><text:span text:style-name="T2">Country: </text:span><text:span text:style-name="T2">Canada</text:span></text:p>
            <text:p text:style-name="P13"><text:span text:style-name="T2">A1A 1A1</text:span></text:p>
          </draw:text-box>
        </draw:frame>
        <draw:custom-shape draw:style-name="gr16" draw:text-style-name="P21" draw:layer="layout" svg:width="8.3cm" svg:height="1.4cm" svg:x="3.6cm" svg:y="16.7cm">
          <text:p text:style-name="P19"><text:span text:style-name="T1">View Recorded Reading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cm" svg:height="1.5cm" svg:x="2.5cm" svg:y="2.5cm">
          <draw:text-box>
            <text:p text:style-name="P11"><text:span text:style-name="T3">John </text:span><text:span text:style-name="T3">Doe’</text:span><text:span text:style-name="T3">s </text:span><text:span text:style-name="T3">Read</text:span><text:span text:style-name="T3">ings</text:span></text:p>
          </draw:text-box>
        </draw:frame>
        <draw:frame draw:style-name="standard" draw:layer="layout" svg:width="21.713cm" svg:height="7.483cm" svg:x="3.331cm" svg:y="8.73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3" table:default-cell-style-name="ce4">
              <table:table-cell>
                <text:p text:style-name="P22">Date &amp; Time</text:p>
              </table:table-cell>
              <table:table-cell>
                <text:p text:style-name="P22">Weight (lbs)</text:p>
              </table:table-cell>
              <table:table-cell>
                <text:p text:style-name="P22">Heart Rate per 60 seconds</text:p>
              </table:table-cell>
              <table:table-cell>
                <text:p text:style-name="P22">Systolic Blood Pressure</text:p>
              </table:table-cell>
              <table:table-cell>
                <text:p text:style-name="P22">Diastolic Blood Pressure</text:p>
              </table:table-cell>
            </table:table-row>
            <table:table-row table:style-name="ro4" table:default-cell-style-name="ce4">
              <table:table-cell>
                <text:p text:style-name="P22">2019-01-01 12:00</text:p>
              </table:table-cell>
              <table:table-cell>
                <text:p text:style-name="P22">200</text:p>
              </table:table-cell>
              <table:table-cell>
                <text:p text:style-name="P22">100</text:p>
              </table:table-cell>
              <table:table-cell>
                <text:p text:style-name="P22">120</text:p>
              </table:table-cell>
              <table:table-cell>
                <text:p text:style-name="P22">85</text:p>
              </table:table-cell>
            </table:table-row>
            <table:table-row table:style-name="ro4" table:default-cell-style-name="ce4">
              <table:table-cell>
                <text:p text:style-name="P22">2019-01-11 12:00</text:p>
              </table:table-cell>
              <table:table-cell>
                <text:p text:style-name="P22">201</text:p>
              </table:table-cell>
              <table:table-cell>
                <text:p text:style-name="P22">105</text:p>
              </table:table-cell>
              <table:table-cell>
                <text:p text:style-name="P22">118</text:p>
              </table:table-cell>
              <table:table-cell>
                <text:p text:style-name="P22">90</text:p>
              </table:table-cell>
            </table:table-row>
            <table:table-row table:style-name="ro4" table:default-cell-style-name="ce4">
              <table:table-cell>
                <text:p text:style-name="P22">2019-01-16 16:00</text:p>
              </table:table-cell>
              <table:table-cell>
                <text:p text:style-name="P22">200</text:p>
              </table:table-cell>
              <table:table-cell>
                <text:p text:style-name="P22">110</text:p>
              </table:table-cell>
              <table:table-cell>
                <text:p text:style-name="P22">115</text:p>
              </table:table-cell>
              <table:table-cell>
                <text:p text:style-name="P22">86</text:p>
              </table:table-cell>
            </table:table-row>
            <table:table-row table:style-name="ro4" table:default-cell-style-name="ce4">
              <table:table-cell>
                <text:p text:style-name="P22">2019-02-16 16:00</text:p>
              </table:table-cell>
              <table:table-cell>
                <text:p text:style-name="P22">202</text:p>
              </table:table-cell>
              <table:table-cell>
                <text:p text:style-name="P22">90</text:p>
              </table:table-cell>
              <table:table-cell>
                <text:p text:style-name="P22">116</text:p>
              </table:table-cell>
              <table:table-cell>
                <text:p text:style-name="P22">83</text:p>
              </table:table-cell>
            </table:table-row>
            <table:table-row table:style-name="ro5" table:default-cell-style-name="ce4">
              <table:table-cell>
                <text:p text:style-name="P22">2019-02-20 08:00</text:p>
              </table:table-cell>
              <table:table-cell>
                <text:p text:style-name="P22">199</text:p>
              </table:table-cell>
              <table:table-cell>
                <text:p text:style-name="P22">95</text:p>
              </table:table-cell>
              <table:table-cell>
                <text:p text:style-name="P22">117</text:p>
              </table:table-cell>
              <table:table-cell>
                <text:p text:style-name="P22">8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" draw:layer="layout" svg:width="7.064cm" svg:height="0.878cm" svg:x="2.636cm" svg:y="3.7cm">
          <draw:text-box>
            <text:p text:style-name="P2"><text:span text:style-name="T1">Time </text:span><text:span text:style-name="T1">Interval </text:span><text:span text:style-name="T1">of </text:span><text:span text:style-name="T1">Readin</text:span><text:span text:style-name="T1">gs:</text:span></text:p>
          </draw:text-box>
        </draw:frame>
        <draw:frame draw:style-name="gr17" draw:text-style-name="P7" draw:layer="layout" svg:width="1.9cm" svg:height="0.878cm" svg:x="2.7cm" svg:y="4.9cm">
          <draw:text-box>
            <text:p text:style-name="P13"><text:span text:style-name="T2">Time:</text:span></text:p>
          </draw:text-box>
        </draw:frame>
        <draw:custom-shape draw:style-name="gr18" draw:text-style-name="P24" draw:layer="layout" svg:width="3.7cm" svg:height="0.9cm" svg:x="4.369cm" svg:y="4.9cm">
          <text:p text:style-name="P23"><text:span text:style-name="T2">hh/mm AM/PM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cm" svg:height="0.878cm" svg:x="8.3cm" svg:y="4.9cm">
          <draw:text-box>
            <text:p text:style-name="P13"><text:span text:style-name="T2">Date:</text:span></text:p>
          </draw:text-box>
        </draw:frame>
        <draw:custom-shape draw:style-name="gr19" draw:text-style-name="P24" draw:layer="layout" svg:width="3.3cm" svg:height="0.9cm" svg:x="9.9cm" svg:y="4.9cm">
          <text:p text:style-name="P23"><text:span text:style-name="T2">mm/dd/yyyy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cm" svg:height="0.878cm" svg:x="15cm" svg:y="4.9cm">
          <draw:text-box>
            <text:p text:style-name="P13"><text:span text:style-name="T2">Time:</text:span></text:p>
          </draw:text-box>
        </draw:frame>
        <draw:custom-shape draw:style-name="gr18" draw:text-style-name="P24" draw:layer="layout" svg:width="3.7cm" svg:height="0.9cm" svg:x="16.669cm" svg:y="4.9cm">
          <text:p text:style-name="P23"><text:span text:style-name="T2">hh/mm AM/PM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cm" svg:height="0.878cm" svg:x="20.6cm" svg:y="4.9cm">
          <draw:text-box>
            <text:p text:style-name="P13"><text:span text:style-name="T2">Date:</text:span></text:p>
          </draw:text-box>
        </draw:frame>
        <draw:custom-shape draw:style-name="gr19" draw:text-style-name="P24" draw:layer="layout" svg:width="3.3cm" svg:height="0.9cm" svg:x="22.2cm" svg:y="4.9cm">
          <text:p text:style-name="P23"><text:span text:style-name="T2">mm/dd/yyyy</text:span></text:p>
          <draw:enhanced-geometry svg:viewBox="0 0 21600 21600" draw:type="rectangle" draw:enhanced-path="M 0 0 L 21600 0 21600 21600 0 21600 0 0 Z N"/>
        </draw:custom-shape>
        <draw:frame draw:style-name="gr20" draw:text-style-name="P26" draw:layer="layout" svg:width="1.23cm" svg:height="0.962cm" svg:x="13.6cm" svg:y="4.838cm">
          <draw:text-box>
            <text:p text:style-name="P25"><text:span text:style-name="T7">To</text:span></text:p>
          </draw:text-box>
        </draw:frame>
        <draw:custom-shape draw:style-name="gr21" draw:text-style-name="P27" draw:layer="layout" svg:width="4cm" svg:height="1cm" svg:x="3.4cm" svg:y="6.5cm">
          <text:p text:style-name="P19"><text:span text:style-name="T1">Table Format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cm" svg:height="1cm" svg:x="8.1cm" svg:y="6.5cm">
          <text:p text:style-name="P19"><text:span text:style-name="T1">Graph Forma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0cm" svg:height="1.5cm" svg:x="2.5cm" svg:y="2.5cm">
          <draw:text-box>
            <text:p text:style-name="P11"><text:span text:style-name="T3">John </text:span><text:span text:style-name="T3">Doe’</text:span><text:span text:style-name="T3">s </text:span><text:span text:style-name="T3">Read</text:span><text:span text:style-name="T3">ings</text:span></text:p>
          </draw:text-box>
        </draw:frame>
        <draw:frame draw:style-name="gr4" draw:text-style-name="P3" draw:layer="layout" svg:width="7.064cm" svg:height="0.878cm" svg:x="2.636cm" svg:y="3.7cm">
          <draw:text-box>
            <text:p text:style-name="P2"><text:span text:style-name="T1">Time </text:span><text:span text:style-name="T1">Interval </text:span><text:span text:style-name="T1">of </text:span><text:span text:style-name="T1">Readin</text:span><text:span text:style-name="T1">gs:</text:span></text:p>
          </draw:text-box>
        </draw:frame>
        <draw:frame draw:style-name="gr17" draw:text-style-name="P7" draw:layer="layout" svg:width="1.9cm" svg:height="0.878cm" svg:x="2.7cm" svg:y="4.9cm">
          <draw:text-box>
            <text:p text:style-name="P13"><text:span text:style-name="T2">Time:</text:span></text:p>
          </draw:text-box>
        </draw:frame>
        <draw:custom-shape draw:style-name="gr18" draw:text-style-name="P24" draw:layer="layout" svg:width="3.7cm" svg:height="0.9cm" svg:x="4.369cm" svg:y="4.9cm">
          <text:p text:style-name="P23"><text:span text:style-name="T2">hh/mm AM/PM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cm" svg:height="0.878cm" svg:x="8.3cm" svg:y="4.9cm">
          <draw:text-box>
            <text:p text:style-name="P13"><text:span text:style-name="T2">Date:</text:span></text:p>
          </draw:text-box>
        </draw:frame>
        <draw:custom-shape draw:style-name="gr19" draw:text-style-name="P24" draw:layer="layout" svg:width="3.3cm" svg:height="0.9cm" svg:x="9.9cm" svg:y="4.9cm">
          <text:p text:style-name="P23"><text:span text:style-name="T2">mm/dd/yyyy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cm" svg:height="0.878cm" svg:x="15cm" svg:y="4.9cm">
          <draw:text-box>
            <text:p text:style-name="P13"><text:span text:style-name="T2">Time:</text:span></text:p>
          </draw:text-box>
        </draw:frame>
        <draw:custom-shape draw:style-name="gr18" draw:text-style-name="P24" draw:layer="layout" svg:width="3.7cm" svg:height="0.9cm" svg:x="16.669cm" svg:y="4.9cm">
          <text:p text:style-name="P23"><text:span text:style-name="T2">hh/mm AM/PM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cm" svg:height="0.878cm" svg:x="20.6cm" svg:y="4.9cm">
          <draw:text-box>
            <text:p text:style-name="P13"><text:span text:style-name="T2">Date:</text:span></text:p>
          </draw:text-box>
        </draw:frame>
        <draw:custom-shape draw:style-name="gr19" draw:text-style-name="P24" draw:layer="layout" svg:width="3.3cm" svg:height="0.9cm" svg:x="22.2cm" svg:y="4.9cm">
          <text:p text:style-name="P23"><text:span text:style-name="T2">mm/dd/yyyy</text:span></text:p>
          <draw:enhanced-geometry svg:viewBox="0 0 21600 21600" draw:type="rectangle" draw:enhanced-path="M 0 0 L 21600 0 21600 21600 0 21600 0 0 Z N"/>
        </draw:custom-shape>
        <draw:frame draw:style-name="gr20" draw:text-style-name="P26" draw:layer="layout" svg:width="1.23cm" svg:height="0.962cm" svg:x="13.6cm" svg:y="4.838cm">
          <draw:text-box>
            <text:p text:style-name="P25"><text:span text:style-name="T7">To</text:span></text:p>
          </draw:text-box>
        </draw:frame>
        <draw:custom-shape draw:style-name="gr22" draw:text-style-name="P21" draw:layer="layout" svg:width="4cm" svg:height="1cm" svg:x="3.4cm" svg:y="6.5cm">
          <text:p text:style-name="P19"><text:span text:style-name="T1">Table Format</text:span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4cm" svg:height="1cm" svg:x="8.1cm" svg:y="6.5cm">
          <text:p text:style-name="P19"><text:span text:style-name="T1">Graph Format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21.6cm" svg:height="10.387cm" svg:x="3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6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0.8cm" svg:height="1.4cm" svg:x="8.6cm" svg:y="3.5cm">
          <draw:text-box>
            <text:p text:style-name="P11"><text:span text:style-name="T3">Adm</text:span><text:span text:style-name="T3">inistr</text:span><text:span text:style-name="T3">ator </text:span><text:span text:style-name="T3">Dash</text:span><text:span text:style-name="T3">boar</text:span><text:span text:style-name="T3">d</text:span></text:p>
          </draw:text-box>
        </draw:frame>
        <draw:custom-shape draw:style-name="gr25" draw:text-style-name="P9" draw:layer="layout" svg:width="6.1cm" svg:height="1.2cm" svg:x="10.6cm" svg:y="5.5cm">
          <text:p text:style-name="P8"><text:span text:style-name="T2">Create New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10.6cm" svg:y="7.2cm">
          <text:p text:style-name="P8"><text:span text:style-name="T2">Assign Patient to a Doc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10.6cm" svg:y="8.9cm">
          <text:p text:style-name="P8"><text:span text:style-name="T2">Remove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10.6cm" svg:y="10.6cm">
          <text:p text:style-name="P8"><text:span text:style-name="T2">Modify User Type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2.8cm" svg:height="1.4cm" svg:x="2.5cm" svg:y="2.5cm">
          <draw:text-box>
            <text:p text:style-name="P11"><text:span text:style-name="T3">Adm</text:span><text:span text:style-name="T3">inistr</text:span><text:span text:style-name="T3">ator </text:span><text:span text:style-name="T3">Dash</text:span><text:span text:style-name="T3">boar</text:span><text:span text:style-name="T3">d</text:span></text:p>
          </draw:text-box>
        </draw:frame>
        <draw:custom-shape draw:style-name="gr26" draw:text-style-name="P28" draw:layer="layout" svg:width="6.1cm" svg:height="1.2cm" svg:x="2.7cm" svg:y="4.3cm">
          <text:p text:style-name="P8"><text:span text:style-name="T2">Create New 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6cm">
          <text:p text:style-name="P8"><text:span text:style-name="T2">Assign Patient to a Doc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7.7cm">
          <text:p text:style-name="P8"><text:span text:style-name="T2">Remove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9.4cm">
          <text:p text:style-name="P8"><text:span text:style-name="T2">Modify User </text:span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7.4cm" svg:height="0.8cm" svg:x="10cm" svg:y="5.1cm">
          <text:p text:style-name="P23"><text:span text:style-name="T2">john_doe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923cm" svg:height="0.806cm" svg:x="10cm" svg:y="4.3cm">
          <draw:text-box>
            <text:p text:style-name="P6"><text:span text:style-name="T2">Usernam</text:span><text:span text:style-name="T2">e:</text:span></text:p>
          </draw:text-box>
        </draw:frame>
        <draw:custom-shape draw:style-name="gr27" draw:text-style-name="P29" draw:layer="layout" svg:width="7.4cm" svg:height="0.8cm" svg:x="10cm" svg:y="6.8cm">
          <text:p text:style-name="P23"><text:span text:style-name="T2">pas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818cm" svg:height="0.806cm" svg:x="10cm" svg:y="6cm">
          <draw:text-box>
            <text:p text:style-name="P6"><text:span text:style-name="T2">Passwor</text:span><text:span text:style-name="T2">d:</text:span></text:p>
          </draw:text-box>
        </draw:frame>
        <draw:custom-shape draw:style-name="gr7" draw:text-style-name="P9" draw:layer="layout" svg:width="7.4cm" svg:height="1.2cm" svg:x="15.5cm" svg:y="17.4cm">
          <text:p text:style-name="P8"><text:span text:style-name="T2">Create New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7.4cm" svg:height="0.791cm" svg:x="10cm" svg:y="8.809cm">
          <text:p text:style-name="P23"><text:span text:style-name="T2">pas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693cm" svg:height="0.806cm" svg:x="10cm" svg:y="8.009cm">
          <draw:text-box>
            <text:p text:style-name="P6"><text:span text:style-name="T2">Re-type </text:span><text:span text:style-name="T2">Passwor</text:span><text:span text:style-name="T2">d:</text:span></text:p>
          </draw:text-box>
        </draw:frame>
        <draw:custom-shape draw:style-name="gr29" draw:text-style-name="P4" draw:layer="layout" svg:width="0.5cm" svg:height="0.5cm" svg:x="10.9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66cm" svg:height="0.166cm" svg:x="11.068cm" svg:y="1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5cm" svg:height="0.5cm" svg:x="10.9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2.6cm" svg:height="1cm" svg:x="12.5cm" svg:y="9.8cm">
          <draw:text-box>
            <text:p text:style-name="P13"><text:span text:style-name="T2">Patient</text:span></text:p>
          </draw:text-box>
        </draw:frame>
        <draw:frame draw:style-name="gr30" draw:text-style-name="P7" draw:layer="layout" svg:width="2.6cm" svg:height="1cm" svg:x="12.5cm" svg:y="11cm">
          <draw:text-box>
            <text:p text:style-name="P13"><text:span text:style-name="T2">Doctor</text:span></text:p>
          </draw:text-box>
        </draw:frame>
        <draw:custom-shape draw:style-name="gr27" draw:text-style-name="P29" draw:layer="layout" svg:width="7.4cm" svg:height="0.8cm" svg:x="17.9cm" svg:y="5.1cm">
          <text:p text:style-name="P23"><text:span text:style-name="T2">Male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93cm" svg:height="0.806cm" svg:x="17.9cm" svg:y="4.3cm">
          <draw:text-box>
            <text:p text:style-name="P6"><text:span text:style-name="T2">Gender:</text:span></text:p>
          </draw:text-box>
        </draw:frame>
        <draw:custom-shape draw:style-name="gr27" draw:text-style-name="P29" draw:layer="layout" svg:width="7.4cm" svg:height="0.8cm" svg:x="17.9cm" svg:y="6.8cm">
          <text:p text:style-name="P23"><text:span text:style-name="T2">6’1”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073cm" svg:height="0.806cm" svg:x="17.9cm" svg:y="6cm">
          <draw:text-box>
            <text:p text:style-name="P6"><text:span text:style-name="T2">Height:</text:span></text:p>
          </draw:text-box>
        </draw:frame>
        <draw:custom-shape draw:style-name="gr28" draw:text-style-name="P29" draw:layer="layout" svg:width="7.4cm" svg:height="0.791cm" svg:x="17.9cm" svg:y="8.809cm">
          <text:p text:style-name="P23"><text:span text:style-name="T2">john.doe@email.com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728cm" svg:height="0.806cm" svg:x="17.9cm" svg:y="8.009cm">
          <draw:text-box>
            <text:p text:style-name="P6"><text:span text:style-name="T2">Contact </text:span><text:span text:style-name="T2">Email:</text:span></text:p>
          </draw:text-box>
        </draw:frame>
        <draw:custom-shape draw:style-name="gr31" draw:text-style-name="P29" draw:layer="layout" svg:width="7.4cm" svg:height="0.782cm" svg:x="17.9cm" svg:y="10.718cm">
          <text:p text:style-name="P23"><text:span text:style-name="T2">555-555-5555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969cm" svg:height="0.806cm" svg:x="17.9cm" svg:y="9.918cm">
          <draw:text-box>
            <text:p text:style-name="P6"><text:span text:style-name="T2">Phone </text:span><text:span text:style-name="T2">Number:</text:span></text:p>
          </draw:text-box>
        </draw:frame>
        <draw:custom-shape draw:style-name="gr32" draw:text-style-name="P29" draw:layer="layout" svg:width="7.4cm" svg:height="0.799cm" svg:x="10cm" svg:y="12.701cm">
          <text:p text:style-name="P23"><text:span text:style-name="T2">Joh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063cm" svg:height="0.806cm" svg:x="10cm" svg:y="11.901cm">
          <draw:text-box>
            <text:p text:style-name="P6"><text:span text:style-name="T2">First </text:span><text:span text:style-name="T2">Name:</text:span></text:p>
          </draw:text-box>
        </draw:frame>
        <draw:custom-shape draw:style-name="gr33" draw:text-style-name="P29" draw:layer="layout" svg:width="7.4cm" svg:height="0.79cm" svg:x="10cm" svg:y="14.61cm">
          <text:p text:style-name="P23"><text:span text:style-name="T2">Doe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038cm" svg:height="0.806cm" svg:x="10cm" svg:y="13.81cm">
          <draw:text-box>
            <text:p text:style-name="P6"><text:span text:style-name="T2">Last </text:span><text:span text:style-name="T2">Name:</text:span></text:p>
          </draw:text-box>
        </draw:frame>
        <draw:custom-shape draw:style-name="gr34" draw:text-style-name="P32" draw:layer="measurelines" svg:width="7.4cm" svg:height="4.4cm" svg:x="17.9cm" svg:y="12.7cm">
          <text:p text:style-name="P30"><text:span text:style-name="T2">Street: John Street</text:span></text:p>
          <text:p text:style-name="P30"><text:span text:style-name="T2">Number: 555</text:span></text:p>
          <text:p text:style-name="P30"><text:span text:style-name="T2">Unit No. (if applicable): N/A</text:span></text:p>
          <text:p text:style-name="P30"><text:span text:style-name="T2">City: Waterloo</text:span></text:p>
          <text:p text:style-name="P30"><text:span text:style-name="T2">Province/State: ON</text:span></text:p>
          <text:p text:style-name="P30"><text:span text:style-name="T2">Country: Canada</text:span></text:p>
          <text:p text:style-name="P31"><text:span text:style-name="T2">A1A 1A1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measurelines" svg:width="3.889cm" svg:height="0.806cm" svg:x="17.9cm" svg:y="11.927cm">
          <draw:text-box>
            <text:p text:style-name="P6"><text:span text:style-name="T2">Home </text:span><text:span text:style-name="T2">Address:</text:span></text:p>
          </draw:text-box>
        </draw:frame>
        <draw:custom-shape draw:style-name="gr35" draw:text-style-name="P29" draw:layer="measurelines" svg:width="7.4cm" svg:height="0.809cm" svg:x="10cm" svg:y="16.3cm">
          <text:p text:style-name="P23"><text:span text:style-name="T2">mm/dd/yyyy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measurelines" svg:width="3.402cm" svg:height="0.806cm" svg:x="10cm" svg:y="15.5cm">
          <draw:text-box>
            <text:p text:style-name="P6"><text:span text:style-name="T2">Date of </text:span><text:span text:style-name="T2">Birth:</text:span></text:p>
          </draw:text-box>
        </draw:frame>
      </draw:page>
      <draw:page draw:name="page8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2.8cm" svg:height="1.4cm" svg:x="2.5cm" svg:y="2.5cm">
          <draw:text-box>
            <text:p text:style-name="P11"><text:span text:style-name="T3">Adm</text:span><text:span text:style-name="T3">inistr</text:span><text:span text:style-name="T3">ator </text:span><text:span text:style-name="T3">Dash</text:span><text:span text:style-name="T3">boar</text:span><text:span text:style-name="T3">d</text:span></text:p>
          </draw:text-box>
        </draw:frame>
        <draw:custom-shape draw:style-name="gr25" draw:text-style-name="P9" draw:layer="layout" svg:width="6.1cm" svg:height="1.2cm" svg:x="2.7cm" svg:y="4.3cm">
          <text:p text:style-name="P8"><text:span text:style-name="T2">Create New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6.1cm" svg:height="1.2cm" svg:x="2.7cm" svg:y="6cm">
          <text:p text:style-name="P8"><text:span text:style-name="T2">Assign Patient to </text:span><text:span text:style-name="T2">a Doc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7.7cm">
          <text:p text:style-name="P8"><text:span text:style-name="T2">Remove 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9.4cm">
          <text:p text:style-name="P8"><text:span text:style-name="T2">Modify User Type</text:span></text:p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7.4cm" svg:height="1.1cm" svg:x="15.3cm" svg:y="5.4cm">
          <text:p text:style-name="P31">John D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707cm" svg:height="0.806cm" svg:x="15.3cm" svg:y="4.6cm">
          <draw:text-box>
            <text:p text:style-name="P6"><text:span text:style-name="T2">Select </text:span><text:span text:style-name="T2">Patient:</text:span></text:p>
          </draw:text-box>
        </draw:frame>
        <draw:custom-shape draw:style-name="gr36" draw:text-style-name="P33" draw:layer="layout" svg:width="7.4cm" svg:height="1.1cm" svg:x="15.3cm" svg:y="10.2cm">
          <text:p text:style-name="P31">Bob H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622cm" svg:height="0.806cm" svg:x="15.3cm" svg:y="9.4cm">
          <draw:text-box>
            <text:p text:style-name="P6"><text:span text:style-name="T2">Select </text:span><text:span text:style-name="T2">Doctor:</text:span></text:p>
          </draw:text-box>
        </draw:frame>
        <draw:custom-shape draw:style-name="gr37" draw:text-style-name="P34" draw:layer="layout" svg:width="7.4cm" svg:height="1.1cm" svg:x="15.3cm" svg:y="6.5cm">
          <text:p text:style-name="P31">John Doe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7.4cm" svg:height="1.1cm" svg:x="15.3cm" svg:y="11.3cm">
          <text:p text:style-name="P31">Bob Ho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7.4cm" svg:height="1.1cm" svg:x="15.3cm" svg:y="14cm">
          <text:p text:style-name="P19">Assign Patient to Doctor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2.8cm" svg:height="1.4cm" svg:x="2.5cm" svg:y="2.5cm">
          <draw:text-box>
            <text:p text:style-name="P11"><text:span text:style-name="T3">Adm</text:span><text:span text:style-name="T3">inistr</text:span><text:span text:style-name="T3">ator </text:span><text:span text:style-name="T3">Dash</text:span><text:span text:style-name="T3">boar</text:span><text:span text:style-name="T3">d</text:span></text:p>
          </draw:text-box>
        </draw:frame>
        <draw:custom-shape draw:style-name="gr25" draw:text-style-name="P9" draw:layer="layout" svg:width="6.1cm" svg:height="1.2cm" svg:x="2.7cm" svg:y="4.3cm">
          <text:p text:style-name="P8"><text:span text:style-name="T2">Create New 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6cm">
          <text:p text:style-name="P8"><text:span text:style-name="T2">Assign </text:span><text:span text:style-name="T2">Patient to a </text:span><text:span text:style-name="T2">Doctor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6.1cm" svg:height="1.2cm" svg:x="2.7cm" svg:y="7.7cm">
          <text:p text:style-name="P8"><text:span text:style-name="T2">Remove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9.4cm">
          <text:p text:style-name="P8"><text:span text:style-name="T2">Modify User </text:span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7.4cm" svg:height="1.1cm" svg:x="15.5cm" svg:y="7.421cm">
          <text:p text:style-name="P31">joh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63cm" svg:height="0.806cm" svg:x="15.5cm" svg:y="6.621cm">
          <draw:text-box>
            <text:p text:style-name="P6"><text:span text:style-name="T2">Select </text:span><text:span text:style-name="T2">usernam</text:span><text:span text:style-name="T2">e:</text:span></text:p>
          </draw:text-box>
        </draw:frame>
        <draw:frame draw:style-name="gr24" draw:text-style-name="P37" draw:layer="layout" svg:width="6.5cm" svg:height="1.4cm" svg:x="16cm" svg:y="4.2cm">
          <draw:text-box>
            <text:p text:style-name="P36"><text:span text:style-name="T8">Delete </text:span><text:span text:style-name="T8">Profile</text:span></text:p>
          </draw:text-box>
        </draw:frame>
        <draw:custom-shape draw:style-name="gr7" draw:text-style-name="P9" draw:layer="layout" svg:width="7.4cm" svg:height="1.2cm" svg:x="15.5cm" svg:y="11.421cm">
          <text:p text:style-name="P8"><text:span text:style-name="T2">Delete Profile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7.4cm" svg:height="1.1cm" svg:x="15.5cm" svg:y="8.5cm">
          <text:p text:style-name="P31">john_doe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9" draw:text-style-name="P1" draw:layer="layout" svg:width="24.6cm" svg:height="17.1cm" svg:x="1.8cm" svg:y="2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2.8cm" svg:height="1.4cm" svg:x="2.5cm" svg:y="2.5cm">
          <draw:text-box>
            <text:p text:style-name="P11"><text:span text:style-name="T3">Ad</text:span><text:span text:style-name="T3">mi</text:span><text:span text:style-name="T3">nis</text:span><text:span text:style-name="T3">trat</text:span><text:span text:style-name="T3">or </text:span><text:span text:style-name="T3">Da</text:span><text:span text:style-name="T3">sh</text:span><text:span text:style-name="T3">bo</text:span><text:span text:style-name="T3">ard</text:span></text:p>
          </draw:text-box>
        </draw:frame>
        <draw:custom-shape draw:style-name="gr25" draw:text-style-name="P9" draw:layer="layout" svg:width="6.1cm" svg:height="1.2cm" svg:x="2.7cm" svg:y="4.3cm">
          <text:p text:style-name="P8"><text:span text:style-name="T2">Create New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6cm">
          <text:p text:style-name="P8"><text:span text:style-name="T2">Assign </text:span><text:span text:style-name="T2">Patient to a </text:span><text:span text:style-name="T2">Doc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1cm" svg:height="1.2cm" svg:x="2.7cm" svg:y="7.7cm">
          <text:p text:style-name="P8"><text:span text:style-name="T2">Remove </text:span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6.1cm" svg:height="1.2cm" svg:x="2.7cm" svg:y="9.4cm">
          <text:p text:style-name="P8"><text:span text:style-name="T2">Assign User </text:span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7.4cm" svg:height="1.1cm" svg:x="15.5cm" svg:y="7.442cm">
          <text:p text:style-name="P31">joh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63cm" svg:height="0.806cm" svg:x="15.5cm" svg:y="6.642cm">
          <draw:text-box>
            <text:p text:style-name="P6"><text:span text:style-name="T2">Select username:</text:span></text:p>
          </draw:text-box>
        </draw:frame>
        <draw:frame draw:style-name="gr39" draw:text-style-name="P38" draw:layer="layout" svg:width="7.4cm" svg:height="1.673cm" svg:x="15.5cm" svg:y="4.221cm">
          <draw:text-box>
            <text:p text:style-name="P36"><text:span text:style-name="T8">Assig</text:span><text:span text:style-name="T8">n </text:span><text:span text:style-name="T8">User </text:span><text:span text:style-name="T8">Acce</text:span><text:span text:style-name="T8">ss</text:span></text:p>
          </draw:text-box>
        </draw:frame>
        <draw:custom-shape draw:style-name="gr7" draw:text-style-name="P9" draw:layer="layout" svg:width="7.4cm" svg:height="1.2cm" svg:x="15.5cm" svg:y="14.342cm">
          <text:p text:style-name="P8"><text:span text:style-name="T2">Assign User Type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7.4cm" svg:height="1.1cm" svg:x="15.5cm" svg:y="8.521cm">
          <text:p text:style-name="P31">john_doe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5cm" svg:height="0.5cm" svg:x="17.0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66cm" svg:height="0.166cm" svg:x="17.168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5cm" svg:height="0.5cm" svg:x="17.0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9" draw:layer="layout" svg:width="2.6cm" svg:height="1cm" svg:x="18.6cm" svg:y="10.5cm">
          <draw:text-box>
            <text:p>Patient</text:p>
          </draw:text-box>
        </draw:frame>
        <draw:frame draw:style-name="gr30" draw:text-style-name="P39" draw:layer="layout" svg:width="2.6cm" svg:height="1cm" svg:x="18.6cm" svg:y="12.3cm">
          <draw:text-box>
            <text:p>Do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2T11:02:38.868768254</meta:creation-date>
    <dc:date>2019-03-03T16:31:28.967893136</dc:date>
    <meta:editing-duration>PT5H42M40S</meta:editing-duration>
    <meta:editing-cycles>12</meta:editing-cycles>
    <meta:generator>LibreOffice/6.0.7.3$Linux_X86_64 LibreOffice_project/00m0$Build-3</meta:generator>
    <meta:document-statistic meta:object-count="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01cm" svg:height="10.388cm" xlink:href="." xlink:type="simple" chart:class="chart:scatter" chart:style-name="ch1">
        <chart:legend svg:x="1.855cm" svg:y="9.121cm" style:legend-expansion="custom" chartooo:width="18.78cm" chartooo:height="1.264cm" style:legend-expansion-aspect-ratio="14.8575949367089" chart:style-name="ch2"/>
        <chart:plot-area chart:style-name="ch3" chart:data-source-has-labels="both" svg:x="1.225cm" svg:y="0.234cm" svg:width="19.73cm" svg:height="8.653cm">
          <chartooo:coordinate-region svg:x="2.548cm" svg:y="0.433cm" svg:width="17.082cm" svg:height="7.807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E$2:.$E$6" chart:label-cell-address="local-table.$E$1" chart:class="chart:scatter">
            <chart:data-point chart:repeated="5"/>
          </chart:series>
          <chart:series chart:style-name="ch10" chart:values-cell-range-address="local-table.$F$2:.$F$6" chart:label-cell-address="local-table.$F$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eight (lbs)</text:p>
              </table:table-cell>
              <table:table-cell office:value-type="string">
                <text:p>Heart Rate per 60 seconds</text:p>
              </table:table-cell>
              <table:table-cell office:value-type="string">
                <text:p>Systolic Blood Pressure</text:p>
              </table:table-cell>
              <table:table-cell office:value-type="string">
                <text:p>Diastolic Blood Pressure</text:p>
              </table:table-cell>
            </table:table-row>
          </table:table-header-rows>
          <table:table-rows>
            <table:table-row>
              <table:table-cell office:value-type="float" office:value="43466.5">
                <text:p>43466.5</text:p>
              </table:table-cell>
              <table:table-cell office:value-type="float" office:value="43466.5">
                <text:p>43466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476.5">
                <text:p>43476.5</text:p>
              </table:table-cell>
              <table:table-cell office:value-type="float" office:value="43476.5">
                <text:p>43476.5</text:p>
              </table:table-cell>
              <table:table-cell office:value-type="float" office:value="201">
                <text:p>201</text:p>
              </table:table-cell>
              <table:table-cell office:value-type="float" office:value="105">
                <text:p>105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481.6666666667">
                <text:p>43481.6666666667</text:p>
              </table:table-cell>
              <table:table-cell office:value-type="float" office:value="43481.6666666667">
                <text:p>43481.6666666667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512.6666666667">
                <text:p>43512.6666666667</text:p>
              </table:table-cell>
              <table:table-cell office:value-type="float" office:value="43512.6666666667">
                <text:p>43512.6666666667</text:p>
              </table:table-cell>
              <table:table-cell office:value-type="float" office:value="202">
                <text:p>20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516.3333333333">
                <text:p>43516.3333333333</text:p>
              </table:table-cell>
              <table:table-cell office:value-type="float" office:value="43516.3333333333">
                <text:p>43516.3333333333</text:p>
              </table:table-cell>
              <table:table-cell office:value-type="float" office:value="199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117">
                <text:p>117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